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text-properties officeooo:rsid="001f84a4" officeooo:paragraph-rsid="001f84a4"/>
    </style:style>
    <style:style style:name="P4" style:family="paragraph" style:parent-style-name="Heading_20_2">
      <style:text-properties officeooo:rsid="00218828" officeooo:paragraph-rsid="00218828"/>
    </style:style>
    <style:style style:name="P5" style:family="paragraph" style:parent-style-name="Text_20_body">
      <style:text-properties officeooo:paragraph-rsid="00218828"/>
    </style:style>
    <style:style style:name="P6" style:family="paragraph" style:parent-style-name="Text_20_body">
      <style:text-properties officeooo:rsid="0021c94d" officeooo:paragraph-rsid="0021c94d"/>
    </style:style>
    <style:style style:name="P7" style:family="paragraph" style:parent-style-name="Text_20_body">
      <style:paragraph-properties fo:margin-left="1.251cm" fo:text-indent="0cm" style:auto-text-indent="false"/>
      <style:text-properties officeooo:rsid="0021c94d" officeooo:paragraph-rsid="0021c94d"/>
    </style:style>
    <style:style style:name="P8" style:family="paragraph" style:parent-style-name="Text_20_body">
      <style:text-properties officeooo:rsid="0021c94d" officeooo:paragraph-rsid="002328e2"/>
    </style:style>
    <style:style style:name="P9" style:family="paragraph" style:parent-style-name="Text_20_body">
      <style:text-properties officeooo:rsid="0021c94d" officeooo:paragraph-rsid="00250dd7"/>
    </style:style>
    <style:style style:name="P10" style:family="paragraph" style:parent-style-name="Text_20_body">
      <style:paragraph-properties fo:margin-left="1.251cm" fo:text-indent="0cm" style:auto-text-indent="false"/>
      <style:text-properties officeooo:rsid="002328e2" officeooo:paragraph-rsid="002328e2"/>
    </style:style>
    <style:style style:name="P11" style:family="paragraph" style:parent-style-name="Text_20_body">
      <style:text-properties officeooo:rsid="002328e2" officeooo:paragraph-rsid="002328e2"/>
    </style:style>
    <style:style style:name="P12" style:family="paragraph" style:parent-style-name="Text_20_body">
      <style:text-properties officeooo:rsid="00250dd7" officeooo:paragraph-rsid="00250dd7"/>
    </style:style>
    <style:style style:name="P13" style:family="paragraph" style:parent-style-name="Text_20_body">
      <style:paragraph-properties fo:margin-left="1.251cm" fo:text-indent="0cm" style:auto-text-indent="false"/>
      <style:text-properties officeooo:rsid="00250dd7" officeooo:paragraph-rsid="00250dd7"/>
    </style:style>
    <style:style style:name="P14" style:family="paragraph" style:parent-style-name="Text_20_body">
      <style:text-properties officeooo:rsid="0026a0b7" officeooo:paragraph-rsid="0026a0b7"/>
    </style:style>
    <style:style style:name="P15" style:family="paragraph" style:parent-style-name="Text_20_body">
      <style:paragraph-properties fo:margin-left="1.251cm" fo:text-indent="0cm" style:auto-text-indent="false"/>
      <style:text-properties officeooo:rsid="0026a0b7" officeooo:paragraph-rsid="0026a0b7"/>
    </style:style>
    <style:style style:name="P16" style:family="paragraph" style:parent-style-name="Text_20_body">
      <style:paragraph-properties fo:margin-left="0cm" fo:text-indent="0cm" style:auto-text-indent="false"/>
      <style:text-properties officeooo:rsid="0026a0b7" officeooo:paragraph-rsid="0026a0b7"/>
    </style:style>
    <style:style style:name="P17" style:family="paragraph" style:parent-style-name="Text_20_body">
      <style:paragraph-properties fo:margin-left="1.251cm" fo:text-indent="0cm" style:auto-text-indent="false"/>
      <style:text-properties officeooo:rsid="00287a89" officeooo:paragraph-rsid="00287a89"/>
    </style:style>
    <style:style style:name="P18" style:family="paragraph" style:parent-style-name="Text_20_body">
      <style:paragraph-properties fo:margin-left="0cm" fo:text-indent="0cm" style:auto-text-indent="false"/>
      <style:text-properties officeooo:rsid="00287a89" officeooo:paragraph-rsid="00287a89"/>
    </style:style>
    <style:style style:name="P19" style:family="paragraph" style:parent-style-name="Text_20_body">
      <style:text-properties officeooo:rsid="00287a89" officeooo:paragraph-rsid="00287a89"/>
    </style:style>
    <style:style style:name="P20" style:family="paragraph" style:parent-style-name="Text_20_body">
      <style:paragraph-properties fo:margin-left="1.251cm" fo:text-align="start" style:justify-single-word="false" fo:text-indent="0cm" style:auto-text-indent="false"/>
      <style:text-properties officeooo:rsid="00287a89" officeooo:paragraph-rsid="00287a8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2328e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287a89"/>
    </style:style>
    <style:style style:name="T5" style:family="text">
      <style:text-properties style:text-underline-style="solid" style:text-underline-width="auto" style:text-underline-color="font-color" officeooo:rsid="00288f7a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328e2"/>
    </style:style>
    <style:style style:name="T8" style:family="text">
      <style:text-properties style:text-underline-style="none" officeooo:rsid="00287a89"/>
    </style:style>
    <style:style style:name="T9" style:family="text">
      <style:text-properties style:text-underline-style="none" officeooo:rsid="00288f7a"/>
    </style:style>
    <style:style style:name="T10" style:family="text">
      <style:text-properties officeooo:rsid="002328e2"/>
    </style:style>
    <style:style style:name="T11" style:family="text">
      <style:text-properties officeooo:rsid="00250d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ODELAGEM LÓGICA</text:h>
      <text:h text:style-name="P4" text:outline-level="2">Modelo Relacional</text:h>
      <text:p text:style-name="P5"/>
      <text:p text:style-name="P6">Personagem (<text:span text:style-name="T1">nome</text:span>, ocupação, idade, genero, residencia, local_nasc, pv, sanidade, <text:span text:style-name="T10">cpf_jogador</text:span>)</text:p>
      <text:p text:style-name="P10">cpf_jogador referencia Jogador</text:p>
      <text:p text:style-name="P6"/>
      <text:p text:style-name="P6">PilarSanidade (<text:span text:style-name="T1">nome_personagem</text:span>, <text:span text:style-name="T1">nome</text:span>, tipo, condicao)</text:p>
      <text:p text:style-name="P7">nome_personagem referencia personagem</text:p>
      <text:p text:style-name="P6"/>
      <text:p text:style-name="P6">NivelCredito (<text:span text:style-name="T1">nome_personagem</text:span>, <text:span text:style-name="T1">nivel</text:span>, patrimonio, dinheiro, niv_gasto, classif)</text:p>
      <text:p text:style-name="P7">nome_personagem referencia personagem</text:p>
      <text:p text:style-name="P6"/>
      <text:p text:style-name="P6">Atributos (<text:span text:style-name="T1">nome_personagem</text:span>, for, com, tam, des, apa, int, pod, edu)</text:p>
      <text:p text:style-name="P7">nome_personagem referencia personagem</text:p>
      <text:p text:style-name="P6"/>
      <text:p text:style-name="P12">Cemitério (<text:span text:style-name="T1">nome</text:span>)</text:p>
      <text:p text:style-name="P6"/>
      <text:p text:style-name="P12">Sepultamento (<text:span text:style-name="T1">nome_personagem</text:span>, <text:span text:style-name="T1">nome_cemiterio</text:span>, <text:span text:style-name="T1">num_sessao</text:span><text:span text:style-name="T6">, </text:span><text:span text:style-name="T9">causa_morte</text:span>)</text:p>
      <text:p text:style-name="P13">nome_personagem referencia Personagem</text:p>
      <text:p text:style-name="P13">nome_cemiterio referencia Cemitério</text:p>
      <text:p text:style-name="P13">num_sessao referencia Sessao</text:p>
      <text:p text:style-name="P6"/>
      <text:p text:style-name="P6">Sess<text:span text:style-name="T11">a</text:span>o (<text:span text:style-name="T1">numero</text:span>, data)</text:p>
      <text:p text:style-name="P6"/>
      <text:p text:style-name="P9">Jogador (<text:span text:style-name="T2">cpf</text:span>, nome)</text:p>
      <text:p text:style-name="P9"/>
      <text:p text:style-name="P11"><text:soft-page-break/>Participacao (<text:span text:style-name="T2">cpf_jogador</text:span>, <text:span text:style-name="T1">num_sessao</text:span>)</text:p>
      <text:p text:style-name="P10"><text:span text:style-name="T11">cpf_jogador referencia Jogador</text:span></text:p>
      <text:p text:style-name="P13">num_sessao referencia Sessao</text:p>
      <text:p text:style-name="P8"/>
      <text:p text:style-name="P6">Combate (<text:span text:style-name="T1">data_hora</text:span>)</text:p>
      <text:p text:style-name="P6"/>
      <text:p text:style-name="P6">Locacao (<text:span text:style-name="T1">nome</text:span>, endereco, tipo)</text:p>
      <text:p text:style-name="P6"/>
      <text:p text:style-name="P12">Acontecimento (<text:span text:style-name="T1">data_hora_comb</text:span>, <text:span text:style-name="T1">nome_loca</text:span>)</text:p>
      <text:p text:style-name="P13">data_hora_comb referencia Combate</text:p>
      <text:p text:style-name="P13">nome_loca referencia Locacao</text:p>
      <text:p text:style-name="P6"/>
      <text:p text:style-name="P6">Npc (<text:span text:style-name="T1">nome</text:span><text:span text:style-name="T6">, idade, inclinacao, descricao, caracteristicas)</text:span></text:p>
      <text:p text:style-name="P6"><text:span text:style-name="T6"/></text:p>
      <text:p text:style-name="P14"><text:span text:style-name="T6">Enfrentamento (</text:span><text:span text:style-name="T1">data_hora_comb</text:span><text:span text:style-name="T6">, </text:span><text:span text:style-name="T1">nome_npc</text:span><text:span text:style-name="T6">, <text:s/></text:span><text:span text:style-name="T1">nome_persona</text:span><text:span text:style-name="T6">)</text:span></text:p>
      <text:p text:style-name="P15"><text:span text:style-name="T6">data_hora_comb referencia Combate</text:span></text:p>
      <text:p text:style-name="P15"><text:span text:style-name="T6">nome_npc referencia Npc</text:span></text:p>
      <text:p text:style-name="P15"><text:span text:style-name="T6">nome_persona referencia Personagem</text:span></text:p>
      <text:p text:style-name="P6"><text:span text:style-name="T6"/></text:p>
      <text:p text:style-name="P6"><text:span text:style-name="T7">G</text:span><text:span text:style-name="T6">rupo </text:span><text:span text:style-name="T7">(</text:span><text:span text:style-name="T3">nome</text:span><text:span text:style-name="T7">, tendencia)</text:span></text:p>
      <text:p text:style-name="P6"><text:span text:style-name="T7"/></text:p>
      <text:p text:style-name="P14"><text:span text:style-name="T7">E</text:span><text:span text:style-name="T6">ncontra-se (</text:span><text:span text:style-name="T1">nome_npc</text:span><text:span text:style-name="T6">, </text:span><text:span text:style-name="T1">nome_grupo</text:span><text:span text:style-name="T6">, </text:span><text:span text:style-name="T1">nome_locacao</text:span><text:span text:style-name="T6">)</text:span></text:p>
      <text:p text:style-name="P15"><text:span text:style-name="T6">nome_npc referencia Npc</text:span></text:p>
      <text:p text:style-name="P15"><text:span text:style-name="T6">nome_grupo referencia Grupo</text:span></text:p>
      <text:p text:style-name="P15"><text:span text:style-name="T6">nome_locacao referencia Locacao</text:span></text:p>
      <text:p text:style-name="P16"><text:span text:style-name="T6"/></text:p>
      <text:p text:style-name="P16"><text:span text:style-name="T6">Magia (</text:span><text:span text:style-name="T1">nome</text:span><text:span text:style-name="T6">, temp_conj, descricao, custo)</text:span></text:p>
      <text:p text:style-name="P16"><text:span text:style-name="T6"/></text:p>
      <text:p text:style-name="P16"><text:soft-page-break/><text:span text:style-name="T6">LivroPossuiMagia (nome_item, nome_magia)</text:span></text:p>
      <text:p text:style-name="P15"><text:span text:style-name="T6">nome_item referencia Item</text:span></text:p>
      <text:p text:style-name="P15"><text:span text:style-name="T6">nome_magia referencia Magia</text:span></text:p>
      <text:p text:style-name="P16"><text:span text:style-name="T6"/></text:p>
      <text:p text:style-name="P16"><text:span text:style-name="T6">Item (</text:span><text:span text:style-name="T1">nome</text:span><text:span text:style-name="T8">, nome_locacao</text:span><text:span text:style-name="T6">)</text:span></text:p>
      <text:p text:style-name="P17"><text:span text:style-name="T6">nome_locacao referencia Locacao</text:span></text:p>
      <text:p text:style-name="P16"><text:span text:style-name="T6"/></text:p>
      <text:p text:style-name="P16"><text:span text:style-name="T6">Livro (</text:span><text:span text:style-name="T1">nome_item</text:span><text:span text:style-name="T6">, temp_estudo, mythos, perda_san)</text:span></text:p>
      <text:p text:style-name="P15"><text:span text:style-name="T6">nome_item referencia Item</text:span></text:p>
      <text:p text:style-name="P16"><text:span text:style-name="T6"/></text:p>
      <text:p text:style-name="P16"><text:span text:style-name="T6">Artefato (</text:span><text:span text:style-name="T1">nome_item</text:span><text:span text:style-name="T6">, </text:span><text:span text:style-name="T8">usado_por, descricao)</text:span></text:p>
      <text:p text:style-name="P20"><text:span text:style-name="T6">nome_item referencia Item</text:span></text:p>
      <text:p text:style-name="P16"><text:span text:style-name="T6"/></text:p>
      <text:p text:style-name="P18"><text:span text:style-name="T6">Arma (</text:span><text:span text:style-name="T1">nome_item</text:span><text:span text:style-name="T6">, tipo, defeito, tam_pente, dano, id)</text:span></text:p>
      <text:p text:style-name="P20"><text:span text:style-name="T7">nome_item referencia Item</text:span></text:p>
      <text:p text:style-name="P6"><text:span text:style-name="T7"/></text:p>
      <text:p text:style-name="P19"><text:span text:style-name="T7">D</text:span><text:span text:style-name="T6">ocumento (</text:span><text:span text:style-name="T1">nome_item</text:span><text:span text:style-name="T6">, tipo, </text:span><text:span text:style-name="T1">codigo</text:span><text:span text:style-name="T6">)</text:span></text:p>
      <text:p text:style-name="P20"><text:span text:style-name="T6">nome_item referencia Item</text:span></text:p>
      <text:p text:style-name="P6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bookmark-start text:name="PageNumWizard_FOOTER_Estilo de página Padrão1"/><text:page-number text:select-page="current">1</text:page-number><text:bookmark-end text:name="PageNumWizard_FOOTER_Estilo de página Padrã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4:50:11.479578063</meta:creation-date>
    <dc:date>2025-07-05T13:52:11.921587363</dc:date>
    <meta:editing-duration>PT16M26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3" meta:paragraph-count="50" meta:word-count="182" meta:character-count="1762" meta:non-whitespace-character-count="1629"/>
  </office:meta>
</office:document-meta>
</file>